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norail :</text:p>
      <text:p text:style-name="Standard">Le monorail est très important car il a l'objectif de transporter les citoyens sur de longues distance de plusieurs kilomètres. C'est donc une bonne solution pour permettre aux habitants du périurbain de rejoindre le centre de la ville. Le monorail est surelevé pour ne pas interférer avec d'autre forme de traffic</text:p>
      <text:p text:style-name="Standard"/>
      <text:p text:style-name="Standard">RC :</text:p>
      <text:p text:style-name="Standard">Au niveau du sol nous retrouvons naturellement la rue, la différence de cette rue est qu'il n'y a aucun véhicule motorisé sur celle-ci à l'exception du tramway, qui est utile pour transporter des passagers sur de courtes distances (à l'échelle d'un quartier par exemple). La rue est donc ouverte également aux piétons et aux cyclistes. Elle se doit d'être aménagée afin d'être agréable à la marche afin d'encourager les citoyens à marcher sur de très courtes distances. Les magasins sont localisés au rez-de-chaussée et les appartement sur quelques étages au dessus afin d'avoir un bon compromis entre le fait d'avoir beaucoup de foyer et le fait de garder des immeubles à taille « humaine »</text:p>
      <text:p text:style-name="Standard"/>
      <text:p text:style-name="Standard">-1 :</text:p>
      <text:p text:style-name="Standard">Ce niveau est composé des routes pour automobiles et de parkings, les immeubles et magasins possèdent donc leur propre parking souterrains afin que les clients et résidents puissent facilement se garer. Étant donné qu'un système sous-terrain est difficile à aérer l'utilisation de voitures électriques sera encouragée voire même obligatoire.</text:p>
      <text:p text:style-name="Standard"/>
      <text:p text:style-name="Standard">-2 :</text:p>
      <text:p text:style-name="Standard">Ce niveau est consacré à la logistique de la ville, c'est ici que les différents matériaux et produits commerciaux sont acheminés de la périphérie vers la ville et inversément, de grands hangars e, périphérie auront l'objectif de gérer ce flux via l'utilisation de tapis roulants et de véhicules automatiques pour le transport. Les magasins posséderont donc des entrepots à cet étage</text:p>
      <text:p text:style-name="Standard"/>
      <text:p text:style-name="Standard">-3 :</text:p>
      <text:p text:style-name="Standard">Cet étage est consacré au métro, moyen de transport utile sur des distances moyennes comme l'inter-quartier, le trinôme tram-metro-monorail est donc conçu afin de répondre à n'importe quel besoin de trajet à l'intérieur de la ville de manière très efficace car chaque moyen de transport est utilisé sur des distances où il est le plus utile ce qui encouragera l'utilisation des transports en comm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s Van Droogenbroeck</meta:initial-creator>
    <meta:creation-date>2018-12-04T21:50:50.04</meta:creation-date>
    <meta:document-statistic meta:table-count="0" meta:image-count="0" meta:object-count="0" meta:page-count="1" meta:paragraph-count="10" meta:word-count="350" meta:character-count="2154"/>
    <dc:date>2018-12-04T22:11:16.82</dc:date>
    <dc:creator>Josias Van Droogenbroeck</dc:creator>
    <meta:editing-duration>PT2M46S</meta:editing-duration>
    <meta:editing-cycles>1</meta:editing-cycles>
    <meta:generator>OpenOffice/4.1.3$Win32 OpenOffice.org_project/413m1$Build-9783</meta:generator>
  </office:meta>
</office:document-meta>
</file>